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Overall, “The Shore” was a fun and entertaining short film. There were a lot of pleasant things about it and I found almost nothing in it that I did not like. One thing I had difficulty with (at first at least) were the accents – although I am technically very Irish/Scottish I still can't understand the full accents of either.</text:p>
      <text:p text:style-name="Standard"/>
      <text:p text:style-name="Standard"><text:tab/>One of the things I liked most about the short was the scenery. I'm not sure how commonplace it was for Ireland, but everything about the landscape and environment of this short (even the crab-swamp) was beautiful and enjoyable to behold. One of my favorite moments, as well as one of the most memorable for me was the scene of the landscape with the clouds moving quickly and the changing from light to dark and vice versa (showing time pass). Like I said, Ireland is beautiful and the time-passing scene was (although these are used widely) greatly augmented by said beauty.</text:p>
      <text:p text:style-name="Standard"/>
      <text:p text:style-name="Standard"><text:tab/>Another thing that I liked about the short was the humor. There were a couple of scenes, the most memorable being the horse-chase scene (“Me' arm” being the punchline) that made me chuckle. The crap scene in the beginning was also pretty funny, especially if you could see what was going to happen before it was set into place.</text:p>
      <text:p text:style-name="Standard"/>
      <text:p text:style-name="Standard"><text:tab/>A last thing that I really liked about this short, in the manner of storytelling, was that, since it was a short, there was almost no fluff (i.e. dilution of plot). Everything that occurred was straight and to-the-point. However, it's important to note that the plot was by no means lacking – this could have been a full length movie, given more fluff. But I truly like that it accomplished what it did in such a short time; no gimmicks, just story, humor and reconcili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Gilliland</meta:initial-creator>
    <meta:creation-date>2013-03-25T07:54:22</meta:creation-date>
    <dc:date>2013-04-29T23:18:49</dc:date>
    <dc:creator>Michael Gilliland</dc:creator>
    <meta:editing-duration>PT1H7M5S</meta:editing-duration>
    <meta:editing-cycles>12</meta:editing-cycles>
    <meta:generator>LibreOffice/3.5$Linux_x86 LibreOffice_project/350m1$Build-2</meta:generator>
    <meta:document-statistic meta:table-count="0" meta:image-count="0" meta:object-count="0" meta:page-count="1" meta:paragraph-count="4" meta:word-count="305" meta:character-count="1710" meta:non-whitespace-character-count="1405"/>
  </office:meta>
</office:document-meta>
</file>